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47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9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0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1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2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3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4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5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6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7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8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9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0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1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2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3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4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5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6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7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0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0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1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12" style:family="paragraph" style:parent-style-name="Text_20_body" style:list-style-name="L4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1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11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11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1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7089741125595272425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0">먼저, 크로가 왔다. 지상에서 데굴데굴을 하고 있었을 때 미케가 왔다.</text:p>
            </text:list-item>
            <text:list-item>
              <text:p text:style-name="P70">이 번은 두 마리 모구, 동시에, 허리 문질러 을 했다.</text:p>
            </text:list-item>
            <text:list-item>
              <text:p text:style-name="P70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7582580734526360036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108">그 모양「形状에서 판단하여, 처음에는 미케라고 생각했다.</text:p>
                </text:list-item>
                <text:list-item>
                  <text:p text:style-name="P108">그러나, 미케와 비해, 머리가 더 크다. </text:p>
                </text:list-item>
                <text:list-item>
                  <text:p text:style-name="P108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3057095583072331848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1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7630122008153782347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1193866023970704921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2207274371976928038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72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254059173834944225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109">그러자「すると, "휴" 라고 으르렁「唸り声을 거렸다「立てた.</text:p>
                </text:list-item>
                <text:list-item>
                  <text:p text:style-name="P109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172849142819490102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222379628348912274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73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3366624030863299175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4">크로는 다시 내려오지 않는다. / 이 번은 돌출 울타리 앞에 나오는 것조차 하지 않아.</text:p>
            </text:list-item>
            <text:list-item>
              <text:p text:style-name="P74">미케에 잠시 허리 문지르을 하고, 옹벽 위를 보면, 크로는 없어.</text:p>
            </text:list-item>
            <text:list-item>
              <text:p text:style-name="P74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4480956950665882401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5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5291124634984771489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6">비가 내리고 있었다. / 울타리에 접근해 보니, 미케의 울음 소리. / 더우기 보면, 크로의 그림자도 보인다.</text:p>
            </text:list-item>
            <text:list-item>
              <text:p text:style-name="P76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2946784123444528309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7">크로가 왔다. 미케는 오지 않았다.</text:p>
            </text:list-item>
            <text:list-item>
              <text:p text:style-name="P77">옹벽에 도착한 때 두 마리 모두 없었다.</text:p>
            </text:list-item>
            <text:list-item>
              <text:p text:style-name="P77">보도 쪽에 간다. 수영장의 모서리에 간다. 혀를 울린다.</text:p>
            </text:list-item>
            <text:list-item>
              <text:p text:style-name="P77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77">울타리 속에서 고양이의 울음 소리가 들린다.</text:p>
            </text:list-item>
            <text:list-item>
              <text:p text:style-name="P77">처음, 미케이 아닐까라고 생각한다. 하지만, 목소리가 약간 작다. 또 높다.</text:p>
            </text:list-item>
            <text:list-item>
              <text:p text:style-name="P77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9049598084572645097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78">류가 왔다. 어떻게 왔는지? / 우선, 미케가 있어. 지상에 내렸다. 허리를 마사지.</text:p>
            </text:list-item>
            <text:list-item>
              <text:p text:style-name="P78">잠시 후 보도 쪽의 옹벽 위에서 고양이의 그림자. 크로 이다.</text:p>
            </text:list-item>
            <text:list-item>
              <text:p text:style-name="P78"><text:soft-page-break/>미케를 옹벽에 올리고 먹이를 준다.</text:p>
            </text:list-item>
            <text:list-item>
              <text:p text:style-name="P78">그리고 크로 옆으로 간다. / 2,3 번 쓰다듬다. / 그러자, 크로는 보도 쪽에 가서 버린다.</text:p>
            </text:list-item>
            <text:list-item>
              <text:p text:style-name="P78">갑자기, 울타리 속에 한 마리의 고양이가 나타난다.</text:p>
            </text:list-item>
            <text:list-item>
              <text:p text:style-name="P78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78">수영장의 서 쪽 모퉁이로 가면, 크로가 울타리속에서 외에 나온다.</text:p>
            </text:list-item>
            <text:list-item>
              <text:p text:style-name="P78">그런데, 류도 공원 쪽에서 온 버린다.</text:p>
            </text:list-item>
            <text:list-item>
              <text:p text:style-name="P78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78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78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4649742150187364356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9">류는 오지 않다.</text:p>
            </text:list-item>
            <text:list-item>
              <text:p text:style-name="P79">크로, 미케. 두 마리 모두 이미 옹벽 위에 있다.</text:p>
            </text:list-item>
            <text:list-item>
              <text:p text:style-name="P79">미케를 내렸다. <text:s/>/ 크로는 내려 오지 않다. 목소리를 던지지만, 여전히 오지않다.</text:p>
            </text:list-item>
            <text:list-item>
              <text:p text:style-name="P79">지상에서 미케의 허리를 마사지하면서, 크로에 목소리를 몇번 던진다.</text:p>
            </text:list-item>
            <text:list-item>
              <text:p text:style-name="P79">미케를 옹벽 위에 올린다. / 크로에 호소한다. "지상에 내려와자" / 변함없이 오지않다.</text:p>
            </text:list-item>
            <text:list-item>
              <text:p text:style-name="P79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5009446739299547711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0">크로는 다시 내려 오지 않다.</text:p>
            </text:list-item>
            <text:list-item>
              <text:p text:style-name="P80">클로에 향해 목소리를 던지면서, 미케의 허리를 마사지한다.</text:p>
            </text:list-item>
            <text:list-item>
              <text:p text:style-name="P80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1728507844860436004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1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2403237517306734879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82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2814063563671771080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3">류가 왔다. / 옹백에 도착했던 때 이미 옹벽 위에 있었다.</text:p>
            </text:list-item>
            <text:list-item>
              <text:p text:style-name="P83">우선, 그림자만 보였지만, 머리의 크기에 의해 류이라고 알려졌다.</text:p>
            </text:list-item>
            <text:list-item>
              <text:p text:style-name="P83">류에 말을 걸어, 근처에 간다. / 조금 고민했지만, 베이스트를 반 주기로한다.</text:p>
            </text:list-item>
            <text:list-item>
              <text:p text:style-name="P83">페이스트를 용기에서 반출한 후 돌출 방향을 보면, 크로가 있다. / 네발 앉아 있다.</text:p>
            </text:list-item>
            <text:list-item>
              <text:p text:style-name="P83">크로에 나머지 중 4 분의 3 정도를 준다.</text:p>
            </text:list-item>
            <text:list-item>
              <text:p text:style-name="P83">그리고, 나머지 전부를 다시 류에 준다.</text:p>
            </text:list-item>
            <text:list-item>
              <text:p text:style-name="P83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83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83">주위를 조금 걸어 본다. / 없다. / 보도에 가장 가까운 곳에 나있는 나무의 뿌리를 본다. 크로가 있다.</text:p>
            </text:list-item>
            <text:list-item>
              <text:p text:style-name="P83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3012170692009658803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110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110">그리고, 울음 소리가 들려온다「聞こえてくる. / </text:p>
            </text:list-item>
            <text:list-item>
              <text:p text:style-name="P110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1317880706240986526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4">크로는 자시 지상에는 내리오지 않는다.</text:p>
            </text:list-item>
            <text:list-item>
              <text:p text:style-name="P43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84">전 번 째와 같이, 미케에 마사지를 할 때, 때때로 크로에 목소리를 던진다.</text:p>
            </text:list-item>
            <text:list-item>
              <text:p text:style-name="P84">그리고 미케를 옹벽에 올리고, 페이스트를 준다. / 우선 미케. 그리고, 크로.</text:p>
            </text:list-item>
            <text:list-item>
              <text:p text:style-name="P84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7898229559014857161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5">두 마리가 온다. / 미케의 허리 마사지. 옹벽에 올림. 페이스트.</text:p>
            </text:list-item>
            <text:list-item>
              <text:p text:style-name="P44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4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85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6099568149404221294" text:style-name="L23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6">비가 내리고 있었다. / 울타리 속에도 두 마리는 없다. / 수여장의 서 쪽으로 가서 본다. / 혀를 울린다. / 누구도 오지 않다.</text:p>
            </text:list-item>
            <text:list-item>
              <text:p text:style-name="P86">공원으로 돌아간다. / 입구의 근처에서 고양이의 울음소리가 들린다. / 차도의 맞은 편에 있는 아파트의 입구 근처에서.</text:p>
            </text:list-item>
            <text:list-item>
              <text:p text:style-name="P86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5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4238068181054482224" text:style-name="L24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7">두 마리 모두. / 미케에게 허리 마사지. / 두 마리에게 페이스트.</text:p>
            </text:list-item>
            <text:list-item>
              <text:p text:style-name="P87">크로는 옹벽 위에서.</text:p>
            </text:list-item>
          </text:list>
        </text:list-item>
        <text:list-item>
          <text:p text:style-name="P46">신체</text:p>
        </text:list-item>
        <text:list-item>
          <text:p text:style-name="P46">음악</text:p>
          <text:list>
            <text:list-item>
              <text:p text:style-name="P46">기타를 다시 시작했다. / 이 번, 명확하게 활동의 목표를 작곡으로 집중하고 있다.</text:p>
            </text:list-item>
            <text:list-item>
              <text:p text:style-name="P46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1949715083470651356" text:style-name="L25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8">어제. 미케는 처음부터 옹벽 위에 있다.</text:p>
            </text:list-item>
            <text:list-item>
              <text:p text:style-name="P88">크로는 옹벽 위에는 오지 않고, 울타리 속에도 없다.</text:p>
            </text:list-item>
            <text:list-item>
              <text:p text:style-name="P88">미케에 페이스트를 준 후 수영장 서쪽 모서리로 간다.</text:p>
            </text:list-item>
            <text:list-item>
              <text:p text:style-name="P47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88">하품을 하고 있다.</text:p>
            </text:list-item>
            <text:list-item>
              <text:p text:style-name="P88">"이쪽으로 오자" 라고 목소리를 던지면서, 공원의 방향으로 내 몸을 향한다.</text:p>
            </text:list-item>
            <text:list-item>
              <text:p text:style-name="P88">하지만, 크로는 그 자리에 우두커니 채 움직이지 않다.</text:p>
            </text:list-item>
            <text:list-item>
              <text:p text:style-name="P88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8619650409212916996" text:style-name="L26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9">어제. 두 마리 모두 온다.</text:p>
            </text:list-item>
            <text:list-item>
              <text:p text:style-name="P89">어제는 그 때 까지 와는 달리, 미케를 지상에 내렸던 후 먼저 크로에게 페이스트를 주었다.</text:p>
            </text:list-item>
            <text:list-item>
              <text:p text:style-name="P89">그리고 페이스트의 용기를 오른손으로 든 채 미케에게 마사지를 하려고 한다.</text:p>
            </text:list-item>
            <text:list-item>
              <text:p text:style-name="P48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89">그리고 미케에게도 페이스트를 준다.</text:p>
            </text:list-item>
            <text:list-item>
              <text:p text:style-name="P48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89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5364453843504578454" text:style-name="L27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0">두 마리 모두. / 크로는 위에 남아 있다. / 미케는 지상에서 허리 마사지. / 크로에는 먼저 페이스트를.</text:p>
            </text:list-item>
            <text:list-item>
              <text:p text:style-name="P49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90">지상에 내려 싶은지 생각하고, 한 두 걸음 접근고, "아래에 오는거야?" 라고 목소리를 던진다.</text:p>
            </text:list-item>
            <text:list-item>
              <text:p text:style-name="P49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호박<text:span text:style-name="T7">「かぼちゃ</text:span>은 원산지는 남북아메리카 입니다.</text:p>
            </text:list-item>
            <text:list-item>
              <text:p text:style-name="P49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3070067316053064625" text:style-name="L28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1">크로는 다시 지상에는 오지않다.</text:p>
            </text:list-item>
            <text:list-item>
              <text:p text:style-name="P91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50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50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50">새로운 지식</text:p>
          <text:list>
            <text:list-item>
              <text:p text:style-name="P50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7111259233827110306" text:style-name="L29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2">비가 내렸다. / 두 마리는 오지 않을까라고 생각했었다.</text:p>
            </text:list-item>
            <text:list-item>
              <text:p text:style-name="P92">옹벽에 도착하고, 울타리 안을 들여다본다. / 혀를 울린다.</text:p>
            </text:list-item>
            <text:list-item>
              <text:p text:style-name="P92">1 분 정도 그 자리에 있던 것일까, "냐아" 라고 고양이의 울음소리가 들린다. / 곧 그 소리가 미케이라고 알 수 있다.</text:p>
            </text:list-item>
            <text:list-item>
              <text:p text:style-name="P92">미케에 울타리 너머로 페이스트를 준다.</text:p>
            </text:list-item>
            <text:list-item>
              <text:p text:style-name="P92">크로는 보이지 않는다. / 미케에 주었던 후 울타리 안의 어둠에 목소리를 던진다.</text:p>
            </text:list-item>
            <text:list-item>
              <text:p text:style-name="P51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3661085076513674624" text:style-name="L30">
        <text:list-item>
          <text:p text:style-name="P93">A</text:p>
          <text:list>
            <text:list-item>
              <text:p text:style-name="P93">위안부 문제. / 30 만인의 조선의 여성들. / 강제적으로 성 노예로 되었다.</text:p>
            </text:list-item>
            <text:list-item>
              <text:p text:style-name="P93">일본군은 이 성노예 제도의 운영에 참여했었다.</text:p>
            </text:list-item>
            <text:list-item>
              <text:p text:style-name="P93">따라서, 일본은 국가로 성노예 피해자들에 대해 책임이 있다.</text:p>
            </text:list-item>
          </text:list>
        </text:list-item>
        <text:list-item>
          <text:p text:style-name="P93">B</text:p>
          <text:list>
            <text:list-item>
              <text:p text:style-name="P93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6575516024387174179" text:style-name="L31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4">아무도 오지 않다. / 항상 올 곳에서는 없다.</text:p>
            </text:list-item>
            <text:list-item>
              <text:p text:style-name="P94">보도에 나오고 수영장의 서쪽으로 걸어간다.</text:p>
            </text:list-item>
            <text:list-item>
              <text:p text:style-name="P94">울타리에 접근하고, 혀를 울린다. / 오지 않다.</text:p>
            </text:list-item>
            <text:list-item>
              <text:p text:style-name="P94">비교적으로 오래 기다렸다가, 공원에게 돌아간다.</text:p>
            </text:list-item>
          </text:list>
        </text:list-item>
        <text:list-item>
          <text:p text:style-name="P52">새로운 지식 / 행동</text:p>
          <text:list>
            <text:list-item>
              <text:p text:style-name="P52">목욕한 후, 스트레칭 기타 항목의 후, 책을 읽었다.</text:p>
              <text:list>
                <text:list-item>
                  <text:p text:style-name="P52">이번의 독서. 지금까지와 다른 점은, 이번은, 독서에 즈음하여 메모를 작성할 걸 전제로 하고 있어요.</text:p>
                </text:list-item>
                <text:list-item>
                  <text:p text:style-name="P52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1889433218135006082" text:style-name="L32"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5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3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95">그러자, "냐아 냐아" 라고 미케의 울음소리가 들려 온다.</text:p>
            </text:list-item>
            <text:list-item>
              <text:p text:style-name="P53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95">그 창고 위에 한 마리 고양이가 있다. 미케이다. / "냐아 냐아" 라고 큰 목소리로 울고 있다.</text:p>
            </text:list-item>
            <text:list-item>
              <text:p text:style-name="P53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939390402150719861" text:style-name="L33">
        <text:list-item>
          <text:p text:style-name="P54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4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4">평소에는 그런 기회는, 나에 대해서 말하면, 없어요. 완전이 존재하지 않고 있다.</text:p>
            </text:list-item>
            <text:list-item>
              <text:p text:style-name="P54">그러나, 생각해 보니, 옛날부터, 비슷한 상황은 존재하고 있었을지도 모릅니다.</text:p>
            </text:list-item>
            <text:list-item>
              <text:p text:style-name="P54">옛날, 사람들이 일기를 쓴 것도, 비슷한 동기<text:span text:style-name="T7">「動機</text:span>로인지지도 모릅니다.</text:p>
            </text:list-item>
            <text:list-item>
              <text:p text:style-name="P54">즉, 동기의 출처<text:span text:style-name="T7">「出処</text:span>의 하나 였는지도 모릅니다.</text:p>
            </text:list-item>
          </text:list>
        </text:list-item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6">두 마리 모두, 나가 옹벽에 도착한 때 이미 있었다.</text:p>
            </text:list-item>
            <text:list-item>
              <text:p text:style-name="P96">크로가 미케보다 돌출울타리 가까이에 있다.</text:p>
            </text:list-item>
            <text:list-item>
              <text:p text:style-name="P96">내가 항상 위치에 서서, 먼저 미케가 온다.</text:p>
            </text:list-item>
            <text:list-item>
              <text:p text:style-name="P96">미케를 지상에는 내려 않고 즉시 페이스트를 준다. / 먼저, 미케에. 그리고 클로에.</text:p>
            </text:list-item>
            <text:list-item>
              <text:p text:style-name="P54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4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4">신체 / 정신</text:p>
        </text:list-item>
        <text:list-item>
          <text:p text:style-name="P54">새로운 지식 / 행동</text:p>
          <text:list>
            <text:list-item>
              <text:p text:style-name="P54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4">왜 수건을 붙일 것인가? / 수건을 배에 붙일 때, 배가 기분 좋다.</text:p>
                </text:list-item>
                <text:list-item>
                  <text:p text:style-name="P54">내 아랫배는 차가워<text:span text:style-name="T7">「冷え</text:span> 쉬운<text:span text:style-name="T7">「易い</text:span> 것입니다.</text:p>
                </text:list-item>
                <text:list-item>
                  <text:p text:style-name="P54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4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4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3430970094319405957" text:style-name="L34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7">두 마리 모두 오지 않는다. / 평소와 같이 수영장의 서쪽으로 가서, 울타리에 가까이 다가가, 혀를 울린다. / 누구도 오지 않아.</text:p>
            </text:list-item>
            <text:list-item>
              <text:p text:style-name="P97">이 밤은 쇼핑은 없이, 도서관에 책을 반환할 심부름도 없고.</text:p>
            </text:list-item>
            <text:list-item>
              <text:p text:style-name="P97">그냥, 먹이주기를 위해서 외출했다.</text:p>
            </text:list-item>
          </text:list>
        </text:list-item>
        <text:list-item>
          <text:p text:style-name="P55">새로운 지식 / 행동</text:p>
          <text:list>
            <text:list-item>
              <text:p text:style-name="P55">식사는 1 일 1 식을 계속하고 있다. / 오늘 현재, 시작한지, 4 일째가 될 것일까.</text:p>
              <text:list>
                <text:list-item>
                  <text:p text:style-name="P55">지금까지는 점심에서 먹으면서, 뉴스 기사를 읽고 있었다.</text:p>
                </text:list-item>
                <text:list-item>
                  <text:p text:style-name="P55">낮에는 식사를 하지 않게 된 지금은, 식사는 없으로, 뉴스 읽기만을 하<text:soft-page-break/>고 있다.</text:p>
                </text:list-item>
                <text:list-item>
                  <text:p text:style-name="P55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5685877981177937895" text:style-name="L35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8">크로만 왔다. / 옹벽에는 없었다. / 보도에 나오고, 서쪽으로 간다. / 중간에서 고양이의 울음소리. 희미하게.</text:p>
            </text:list-item>
            <text:list-item>
              <text:p text:style-name="P98">울음소리의 음정이 높다. / 크로라고 알 수 있다.</text:p>
            </text:list-item>
            <text:list-item>
              <text:p text:style-name="P98">"와서" 라고 크로에게 말하고, 공원에 돌아간다.</text:p>
            </text:list-item>
            <text:list-item>
              <text:p text:style-name="P56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98">잠시 지면 위에서 "데굴 데굴" 을 한다. / 운동장 근처까지 굴러 간다.</text:p>
            </text:list-item>
            <text:list-item>
              <text:p text:style-name="P56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6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2508572606760999256" text:style-name="L36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9"><text:soft-page-break/>옹벽에는 미케만. / 도착한 때 이미 있다. / 비가 약간 내리고 있는데, 잘 나온 것이다.</text:p>
            </text:list-item>
            <text:list-item>
              <text:p text:style-name="P57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7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7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7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7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7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/>
      <text:p text:style-name="P5">[XXX] </text:p>
      <text:p text:style-name="P8">myself / diary / 20200718_095050</text:p>
      <text:p text:style-name="P8"/>
      <text:list xml:id="list4101436467950770785" text:style-name="L37">
        <text:list-item>
          <text:p text:style-name="P5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0">비가 내리고 있었다.</text:p>
            </text:list-item>
            <text:list-item>
              <text:p text:style-name="P100">옹벽에 도착해, 울타리 안을 보면, 미케가 있다. / 크로의 그림자는 보이지 않는다.</text:p>
            </text:list-item>
            <text:list-item>
              <text:p text:style-name="P100">울타리를 통해 미케에게 페이스트를 준다. / 울타리 안을 더 들여다보면, 크로의 그림자가 보인다.</text:p>
            </text:list-item>
            <text:list-item>
              <text:p text:style-name="P58"><text:span text:style-name="T4">미케에 준 울타리 옆의 울타리 구획에서 페이스트의 나머지를 용기에게 꺼내고</text:span><text:span text:style-name="T6">「出して</text:span><text:span text:style-name="T4">, 지상에 떨어뜨린다</text:span><text:span text:style-name="T6">「落とす</text:span><text:span text:style-name="T4">.</text:span></text:p>
            </text:list-item>
            <text:list-item>
              <text:p text:style-name="P100">그러자, 거의 동시에, 나에서 보면 크로의 오른쪽에서 다른 고양이의 그림자가 나온다. / 그림자는 크다. / 류이라고 알 수 있다. / 좀 놀랐다.</text:p>
            </text:list-item>
            <text:list-item>
              <text:p text:style-name="P58"><text:span text:style-name="T4">가방에게 또 하나의 페이스트를 꺼낸다</text:span><text:span text:style-name="T6">「取り出す</text:span><text:span text:style-name="T4">./ 좀 이전에, 류가 앞으로도 오게한다면, 한 번에 두 봉지</text:span><text:span text:style-name="T6">「袋</text:span><text:span text:style-name="T4">를 줄 것이다라고 이제 결정했었다.</text:span></text:p>
            </text:list-item>
            <text:list-item>
              <text:p text:style-name="P58"><text:span text:style-name="T4">새로운 봉지를 꺼내</text:span><text:span text:style-name="T6">「出して</text:span><text:span text:style-name="T4">, 입</text:span><text:span text:style-name="T6">「口</text:span><text:span text:style-name="T4">을 열고</text:span><text:span text:style-name="T6">「開いて</text:span><text:span text:style-name="T4">, 울타리 그물</text:span><text:span text:style-name="T6">「網</text:span><text:span text:style-name="T4">을 통해, 페이스트의 절반을 류에게 준다.</text:span></text:p>
            </text:list-item>
            <text:list-item>
              <text:p text:style-name="P58"><text:soft-page-break/><text:span text:style-name="T4">그리고 주위를 보면, 크로는 없다.</text:span><text:span text:style-name="T6"> / 미케는 남아 있다. / "아마도" 라고 생각해, 보도에 나오고, 수용장 서쪽을 간다.</text:span></text:p>
            </text:list-item>
            <text:list-item>
              <text:p text:style-name="P111">울타리에 가까워지고, "크로!" 라고 목소리를 던진다.</text:p>
            </text:list-item>
            <text:list-item>
              <text:p text:style-name="P111">보행자가 닥쳤는데「やってきたので, 그 자리를 떠나「離れ, 차도의 반대쪽에 있는 주차장「駐車場으로 걸어 나간다「歩き出す.</text:p>
            </text:list-item>
            <text:list-item>
              <text:p text:style-name="P111">그 보행자가 지나간「過ぎた 후 다시 울타리에 돌아간다「戻っていく.</text:p>
            </text:list-item>
            <text:list-item>
              <text:p text:style-name="P111">울타리에게는 크로가 아직 있다. / 남아있는 페이스트의 절반을 준다.</text:p>
            </text:list-item>
            <text:list-item>
              <text:p text:style-name="P111">공원에 돌아오면, 울타리 안에는 류가 아직 있다. 미케도. / 류의 의리함에 감명을 안는다. / 류의 뒤「後ろ를 통해서 풀의 뒤쪽으로 가버린다. / 지금 이렇게 되돌아보면「振り返って見ると, 미케에는 또한 불쌍한「不憫な 일을 했다고 생각한다.</text:p>
            </text:list-item>
          </text:list>
        </text:list-item>
      </text:list>
      <text:p text:style-name="P7"/>
      <text:p text:style-name="P5">[/ XXX] 20200718_104442</text:p>
      <text:p text:style-name="P2"/>
      <text:p text:style-name="P12"/>
      <text:p text:style-name="P5">[XXX] </text:p>
      <text:p text:style-name="P8">myself / diary / 20200719_090749</text:p>
      <text:p text:style-name="P8"/>
      <text:list xml:id="list4208866635021694347" text:style-name="L38">
        <text:list-item>
          <text:p text:style-name="P5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미케만, 내가 도착한 때. / 미케를 지상에 <text:s/>내려 놓고, 허리를 마사지하고 있었던 때 크로가 온다. / 돌출 울타리의 곳에 하나 그림자. 크로이다.</text:p>
            </text:list-item>
            <text:list-item>
              <text:p text:style-name="P59">미케를 옹벽에 올린다. / 페이스트를 먼저 절반을 미케에게. / 그리고 나머지를 크로에게.</text:p>
            </text:list-item>
            <text:list-item>
              <text:p text:style-name="P59">더욱이 고형을 미케 그리고 크로에게 준다. / 류는 오지 않다. 돈도.</text:p>
            </text:list-item>
            <text:list-item>
              <text:p text:style-name="P59">생각</text:p>
              <text:list>
                <text:list-item>
                  <text:p text:style-name="P59">/ 돈이 오지 않으면, 슬픈<text:span text:style-name="T7">「悲しい</text:span> 있어요? <text:s/>&gt; 네, 슬픈 입니다. / 돈은 어떻게 된 거 야? &gt; 모르겠다. / 살아 있는 거 야? &gt; 그것도 모르겠어요. / 마지막으로<text:span text:style-name="T7">「最後に</text:span> 돈을 본 것은 언제입니까? &gt; 네, 마지막은 대체로, 한 달 전 정도 일까. / 몸에 상처<text:span text:style-name="T7">「傷</text:span>가 있었다 든가<text:span text:style-name="T7">「とか</text:span>, 피<text:span text:style-name="T7">「血</text:span>를 내고<text:span text:style-name="T7">「出て</text:span> 있었다 든가, 눈이 부어<text:span text:style-name="T7">「腫れて</text:span> 있었다 든가. 그러한 것이 있었을까요? &gt; 아니오. 그것이 조금 마음이 편하게<text:span text:style-name="T7">「楽に</text:span> 느끼는 점이었어요. &gt; 기침<text:span text:style-name="T7">「咳</text:span>을 하고 있다 든가, 뭔가 짜증이<text:span text:style-name="T7">「イライラ</text:span> 하고 있는 <text:soft-page-break/>든가, <text:s/>경계<text:span text:style-name="T7">「警戒</text:span>하고 있는 모습이라 든가, 그런 것은 아니고, 평소 같이 편히 쉬고<text:span text:style-name="T7">「寛いで</text:span> 있는 모습이었어요.</text:p>
                </text:list-item>
              </text:list>
            </text:list-item>
          </text:list>
        </text:list-item>
      </text:list>
      <text:p text:style-name="P7"/>
      <text:p text:style-name="P5">[/ XXX] 20200719_094236</text:p>
      <text:p text:style-name="P2"/>
      <text:p text:style-name="P12"/>
      <text:p text:style-name="P5">[XXX] </text:p>
      <text:p text:style-name="P8">myself / diary / 20200720_091005</text:p>
      <text:p text:style-name="P8"/>
      <text:list xml:id="list7523177703307064033" text:style-name="L39">
        <text:list-item>
          <text:p text:style-name="P6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1">크로만. / 도착한 때, 이제. / 아래로는 내려오지 않다.</text:p>
            </text:list-item>
            <text:list-item>
              <text:p text:style-name="P60"><text:span text:style-name="T4">페이스트를 일부러</text:span><text:span text:style-name="T6">「わざと</text:span><text:span text:style-name="T4"> 멀리에</text:span><text:span text:style-name="T6">「遠くへ</text:span><text:span text:style-name="T4"> 둔다</text:span><text:span text:style-name="T6">「置く</text:span><text:span text:style-name="T4">. / 먼저, 오지않다.</text:span></text:p>
            </text:list-item>
            <text:list-item>
              <text:p text:style-name="P60"><text:span text:style-name="T4">상관없이</text:span><text:span text:style-name="T6">「構わずに</text:span><text:span text:style-name="T4"> 페이스트의 용기를 지퍼백</text:span><text:span text:style-name="T6">「ジップロックの袋</text:span><text:span text:style-name="T4">에 넣어</text:span><text:span text:style-name="T6">「入れて</text:span><text:span text:style-name="T4">, <text:s/>눈을 높이면</text:span><text:span text:style-name="T6">「上げると</text:span><text:span text:style-name="T4">, 크로가 음식의 곳에 와서, 먹고 있다.</text:span></text:p>
            </text:list-item>
            <text:list-item>
              <text:p text:style-name="P60"><text:span text:style-name="T4">펑펑 라고 크로의 허리 근처를 자신의 손으로 가볍게</text:span><text:span text:style-name="T6">「軽く</text:span><text:span text:style-name="T4"> 두드린다</text:span><text:span text:style-name="T6">「叩く</text:span><text:span text:style-name="T4">.</text:span></text:p>
            </text:list-item>
            <text:list-item>
              <text:p text:style-name="P101">그렇게 경계하고 있던 모습이었는데, 지금은 전혀 걱정하지 않는다.</text:p>
            </text:list-item>
            <text:list-item>
              <text:p text:style-name="P60"><text:span text:style-name="T4">크로의 몸을 두드리고 있으면, 허리와 허리 주변이 젖어있는</text:span><text:span text:style-name="T6">「濡れている</text:span><text:span text:style-name="T4"> 걸 알아차렸다</text:span><text:span text:style-name="T6">「気づいた</text:span><text:span text:style-name="T4">.</text:span></text:p>
            </text:list-item>
          </text:list>
        </text:list-item>
      </text:list>
      <text:p text:style-name="P7"/>
      <text:p text:style-name="P5">[/ XXX] 20200720_09314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1_111616</text:p>
      <text:p text:style-name="P8"/>
      <text:list xml:id="list692919899209997730" text:style-name="L40">
        <text:list-item>
          <text:p text:style-name="P6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1"><text:span text:style-name="T4">크로 만. / 그 크로도, 옹벽에는 없었다. / 풀의 서쪽에 가서, 혀를 울리고, </text:span><text:soft-page-break/><text:span text:style-name="T4">잠시 기다리고, 공원에게 돌아간다. / 옹벽 근처에서 다시 혀를 울리고, 기다린다. 오지 않다.</text:span></text:p>
            </text:list-item>
            <text:list-item>
              <text:p text:style-name="P102">공원의 북쪽에 있는 정원 창고의 곳에 돌아간다. / 거기에 내 자전거를 세우고 있다.</text:p>
            </text:list-item>
            <text:list-item>
              <text:p text:style-name="P102">창고 앞에는 초등학교의 체육관 사이의 울타리. / 이전은 이 울타리 안에서 돈이 나왔다. / 그 일을 떠올리면서 그 자리에 서있다.</text:p>
            </text:list-item>
            <text:list-item>
              <text:p text:style-name="P102">그러자, 희미하게 <text:s/>한번 고양이의 목소리가 들렸다 같은 생각이 한다. / 귀를 기울이고, 그 자리에서 서 계속한다.</text:p>
            </text:list-item>
            <text:list-item>
              <text:p text:style-name="P61"><text:span text:style-name="T4">다시, 이 번에는 약간 더 큰 음량으로 한 마디</text:span><text:span text:style-name="T6">「一言</text:span><text:span text:style-name="T4"> 울음소리가 들린다. <text:s/>/ "같은 한다" 라는 것이 아니라, 확실, 목소리가 들렸다.</text:span></text:p>
            </text:list-item>
            <text:list-item>
              <text:p text:style-name="P102">더우기 울타리 안을 보고 있으면, 고양이의 그림자가 보인다.</text:p>
            </text:list-item>
            <text:list-item>
              <text:p text:style-name="P102">어디에? / 울타리 뿌리의 기초 담. 이 담은 수평이지만, 이 담을 향해 왼손 쪽으로 가면, 대각선으로 바뀐다. / 그 전환할 곳에서 고양이가 있다.</text:p>
            </text:list-item>
            <text:list-item>
              <text:p text:style-name="P61"><text:span text:style-name="T4">그 주변에서 나온다고 하면, <text:s/>지금까지의 경험으로는 그 고양이는 돈이다 것인데</text:span><text:span text:style-name="T6">「ドンのはずなのだが</text:span><text:span text:style-name="T4">, <text:s/>/ 소리의 높이에서는 크로이라는 결론이 된다. / 접근한다. / 과연, 크로 다.</text:span></text:p>
            </text:list-item>
          </text:list>
        </text:list-item>
      </text:list>
      <text:p text:style-name="P7"/>
      <text:p text:style-name="P5">[/ XXX] 20200721_115101</text:p>
      <text:p text:style-name="P2"/>
      <text:p text:style-name="P12"/>
      <text:p text:style-name="P5">[XXX] </text:p>
      <text:p text:style-name="P8">myself / diary / 20200722_092003</text:p>
      <text:p text:style-name="P8"/>
      <text:list xml:id="list7380460207601734706" text:style-name="L41">
        <text:list-item>
          <text:p text:style-name="P6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3">크로 만 온다. / 공원에 가는 것이 늦어졌다. / 도착한 때는 이미 7 시 45 분 경 이었을까.</text:p>
            </text:list-item>
            <text:list-item>
              <text:p text:style-name="P103">먼저 토큐에 가는 것이 이미 늦었다. / 왜 토큐에 가는 것이 늦어진 있는가 하면, 캔드에서 시간이 걸렸다 때문입니다.</text:p>
              <text:list>
                <text:list-item>
                  <text:p text:style-name="P103">왜 캔드에서 시간이 걸린 있는가 하면, 계산대에서 행렬이 만들어져 있었기 때문이다.</text:p>
                </text:list-item>
                <text:list-item>
                  <text:p text:style-name="P62"><text:span text:style-name="T4">왜 계산대에서 행렬이 만들어져 있었는지라고 <text:s/>하면, 각각 쇼핑객이 많은 물건을 구입하고 있었기 때문이다. / 즉, 각각 고객이 계산대에 머무</text:span><text:soft-page-break/><text:span text:style-name="T4">는 시간이 평소보다 길었다.</text:span></text:p>
                </text:list-item>
                <text:list-item>
                  <text:p text:style-name="P103">&gt; 계산대에는 점원은 몇 명이나 있었어요? / 혼자 뿐 이었다.</text:p>
                </text:list-item>
                <text:list-item>
                  <text:p text:style-name="P103">&gt; 긴 행렬이 있어도, 다른 점원은 오지 않았어요? / 네, 오지 않았다.</text:p>
                </text:list-item>
                <text:list-item>
                  <text:p text:style-name="P103">&gt; 어떻게 된 것일까? / 실제, 다른 사람이 없었던 것이다.</text:p>
                </text:list-item>
                <text:list-item>
                  <text:p text:style-name="P103">&gt; 하지만, 가게로는 인원을 확보 해야할 것이 아니야? / 네, 본래는 그러한 것이다. 단, 못 했어요.</text:p>
                </text:list-item>
              </text:list>
            </text:list-item>
            <text:list-item>
              <text:p text:style-name="P62"><text:span text:style-name="T4">&gt; 그래서, 너는 그렇게 시간이 걸리는</text:span><text:span text:style-name="T6">「かかる</text:span><text:span text:style-name="T4"> 계산대를 앞에두고</text:span><text:span text:style-name="T6">「前にして</text:span><text:span text:style-name="T4">, 어떻게 대응 했나요</text:span><text:span text:style-name="T6">「したの</text:span><text:span text:style-name="T4">? \\ 처음에는 늘어서</text:span><text:span text:style-name="T6">「並んで</text:span><text:span text:style-name="T4"> 있었는데, 드디어 한 사람이 끝나고</text:span><text:span text:style-name="T6">「終わって</text:span><text:span text:style-name="T4">, 덧붙여서</text:span><text:span text:style-name="T6">「因みに</text:span><text:span text:style-name="T4">, 이 사람은 20 여 점의 물건을 구입한 것이지만, 더우기 두 사람 있다. / 게다가</text:span><text:span text:style-name="T6">「さらに</text:span><text:span text:style-name="T4">, 처음 한 사람은 아까</text:span><text:span text:style-name="T6">「さっきの</text:span><text:span text:style-name="T4">의 사람과 마찬가지로</text:span><text:span text:style-name="T6">「同様に</text:span><text:span text:style-name="T4">, 장바구니</text:span><text:span text:style-name="T6">「カート</text:span><text:span text:style-name="T4">에 <text:s/>가득게</text:span><text:span text:style-name="T6">「いっぱいに</text:span><text:span text:style-name="T4"> 상품이 들어있다</text:span><text:span text:style-name="T6">「入っている</text:span><text:span text:style-name="T4">.</text:span></text:p>
              <text:list>
                <text:list-item>
                  <text:p text:style-name="P62"><text:span text:style-name="T4">&gt; 그리고, 뭐 했어? \\ 행렬을 빠졌다</text:span><text:span text:style-name="T6">「抜けた</text:span><text:span text:style-name="T4">. 시간을 잡으려</text:span><text:span text:style-name="T6">「取ろう</text:span><text:span text:style-name="T4">라고 생각하고, 다른 상품을 보러</text:span><text:span text:style-name="T6">「見に</text:span><text:span text:style-name="T4"> 갔다. </text:span></text:p>
                </text:list-item>
              </text:list>
            </text:list-item>
            <text:list-item>
              <text:p text:style-name="P103">크로는?</text:p>
              <text:list>
                <text:list-item>
                  <text:p text:style-name="P62"><text:span text:style-name="T4">공원에 도착하면, 크로는 이미 있었다. / 초등학교를 잇는 계단. 그 수평 부분은 수영장 부지</text:span><text:span text:style-name="T6">「敷地</text:span><text:span text:style-name="T4">의 바로 옆. / 그 부지의 동북 모서리</text:span><text:span text:style-name="T6">「角</text:span><text:span text:style-name="T4">가 그 수평 부분의 바로 옆에서 있는데, 그 모서리의 옹벽 위에서 크로가 앉아 있다.</text:span></text:p>
                </text:list-item>
                <text:list-item>
                  <text:p text:style-name="P103">"오자" 라고 목소리를 던져, 평소의 장소에 <text:s/>달린다.</text:p>
                </text:list-item>
              </text:list>
            </text:list-item>
          </text:list>
        </text:list-item>
      </text:list>
      <text:p text:style-name="P7"/>
      <text:p text:style-name="P5">[/ XXX] 20200722_104641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3_105611</text:p>
      <text:p text:style-name="P8"/>
      <text:list xml:id="list7816937457643759459" text:style-name="L42">
        <text:list-item>
          <text:p text:style-name="P6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4">두 마리 모두. / 옹벽 위에서 있다. / 돌출 울타리 아래를 뚫고, 먼저 미케, 그리고 크로가 나온다.</text:p>
            </text:list-item>
            <text:list-item>
              <text:p text:style-name="P63"><text:span text:style-name="T4">크로는 미케를 제치고</text:span><text:span text:style-name="T6">「抜いて</text:span><text:span text:style-name="T4">, 보도쪽에 가려고 하지만, 주저</text:span><text:span text:style-name="T6">「躊躇</text:span><text:span text:style-name="T4">할 모</text:span><text:soft-page-break/><text:span text:style-name="T4">습을 보여, 결국 포기했는지</text:span><text:span text:style-name="T6">「諦めたのか</text:span><text:span text:style-name="T4">, 그 자리에 머문다</text:span><text:span text:style-name="T6">「留まる</text:span><text:span text:style-name="T4">.</text:span></text:p>
            </text:list-item>
            <text:list-item>
              <text:p text:style-name="P63"><text:span text:style-name="T4">미케의 앞발의 뿌리</text:span><text:span text:style-name="T6">「根</text:span><text:span text:style-name="T4">를 잡고</text:span><text:span text:style-name="T6">「掴んで</text:span><text:span text:style-name="T4">, 지상에 내린다.</text:span></text:p>
            </text:list-item>
            <text:list-item>
              <text:p text:style-name="P63"><text:span text:style-name="T4">거의 확실, 이전도 그랬지만</text:span><text:span text:style-name="T6">「そうだったが</text:span><text:span text:style-name="T4">, 미케를 마사지 할 전에, 이번도, 크로에게 페이스트를 주었다. / 그리고, 미케에게 마사지.</text:span></text:p>
            </text:list-item>
            <text:list-item>
              <text:p text:style-name="P104">크로에 페이스트를 주고있는 동안, 무리도 없지만, 미케는 "냐아 냐아" 라고 계속 울리고 있다.</text:p>
            </text:list-item>
            <text:list-item>
              <text:p text:style-name="P63"><text:span text:style-name="T4">그리고, 미케에 마사지. / 이번도 마사지 하고 있는 동안, 미케는 곳곳에 움직인다. / 가만히</text:span><text:span text:style-name="T6">「じっと</text:span><text:span text:style-name="T4"> 있지 않다.</text:span></text:p>
            </text:list-item>
            <text:list-item>
              <text:p text:style-name="P63"><text:span text:style-name="T4">어쩔 수 없이, 양손으로 미케의 허리를 가지고, 움직이지 못하도록 해, 움직이지 못하게 하고, 양손의 엄지</text:span><text:span text:style-name="T6">「親指</text:span><text:span text:style-name="T4"> 손가락만으로 꼬리</text:span><text:span text:style-name="T6">「尾</text:span><text:span text:style-name="T4"> 관절</text:span><text:span text:style-name="T6">「付け根</text:span><text:span text:style-name="T4">을 마사지 하려고 한다만, 3,4 회 엄지를 움직이고 있으면, 이제 미케는 몸을 비틀어서</text:span><text:span text:style-name="T6">「ひねって</text:span><text:span text:style-name="T4">, 움직이려고</text:span><text:span text:style-name="T6">「動こうと</text:span><text:span text:style-name="T4"> 한다.</text:span></text:p>
            </text:list-item>
          </text:list>
        </text:list-item>
      </text:list>
      <text:p text:style-name="P7"/>
      <text:p text:style-name="P5">[/ XXX] 20200723_113456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1509313112316042574" text:style-name="L43">
        <text:list-item>
          <text:p text:style-name="P6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5">공원에 도착해, 자전거의 스탠드를 세운다.</text:p>
            </text:list-item>
            <text:list-item>
              <text:p text:style-name="P105">그러자 며칠전에 크로가 나온 곳, 초등학교 체육관의 울타리의 바로 근처 있지만, 거기에서 미케가 얼굴을 내밀고 있다. / "냐아 냐아" 라고 울리고 있다.</text:p>
            </text:list-item>
            <text:list-item>
              <text:p text:style-name="P105">놀란다. "오자" 라고 말을 던지고, 자신은 평소의 장소에 간다.</text:p>
            </text:list-item>
            <text:list-item>
              <text:p text:style-name="P105">가보니, 크로가 이미 지상에 있다. / "냐아" 라고 한말 울음소리를 던진다. / 크로에게 마사지를 시작한다.</text:p>
            </text:list-item>
            <text:list-item>
              <text:p text:style-name="P64"><text:span text:style-name="T4">이윽고</text:span><text:span text:style-name="T6">「やがて</text:span><text:span text:style-name="T4">, 옹벽 위에서 미케가 "냐아 냐아" 라고 울리면서 온다.</text:span></text:p>
            </text:list-item>
            <text:list-item>
              <text:p text:style-name="P105">크로에 대한 마사지를 계속하지만, 미케가 눈앞에 온 시점에서 일단 마사지를 중단해, 크로에는 가볍게 몸을 두드려, 미케에게 페이스트를 준다. 절반.</text:p>
            </text:list-item>
            <text:list-item>
              <text:p text:style-name="P64"><text:soft-page-break/><text:span text:style-name="T4">그리고 다시 지상에 웅크리고</text:span><text:span text:style-name="T6">「うずくまって</text:span><text:span text:style-name="T4">, 크로의 마사지를 재개한다.</text:span></text:p>
            </text:list-item>
            <text:list-item>
              <text:p text:style-name="P64"><text:span text:style-name="T4">또한 잠시 후, 위를 보면, 미케는 이미 먹끝내고 있다</text:span><text:span text:style-name="T6">「食べ終えている</text:span><text:span text:style-name="T4">.</text:span></text:p>
            </text:list-item>
            <text:list-item>
              <text:p text:style-name="P64"><text:span text:style-name="T4">그래서</text:span><text:span text:style-name="T6">「なので</text:span><text:span text:style-name="T4">, 마사지를 끝내고, 크로를 옹벽에 올린다.</text:span></text:p>
            </text:list-item>
            <text:list-item>
              <text:p text:style-name="P105">그리고, 먼저, 미케에 <text:s/>추가의 페이스트를 주고, 다음, 크로에 페이스트의 나머지를 준다.</text:p>
            </text:list-item>
            <text:list-item>
              <text:p text:style-name="P65"><text:span text:style-name="T4">그 장소에서 보고 있으면, 미케가 자신이 먹고 있는 곳을 떠나</text:span><text:span text:style-name="T6">「離れて</text:span><text:span text:style-name="T4">, 크로의 곳에 가서 크로가 먹고 있는 음식을 먹으려고 한다</text:span><text:span text:style-name="T6">「食べようとする</text:span><text:span text:style-name="T4">.</text:span></text:p>
            </text:list-item>
            <text:list-item>
              <text:p text:style-name="P65"><text:span text:style-name="T4">그래서, 가방을 사용해, 미케를 원래 위치로 눌러돌린다</text:span><text:span text:style-name="T6">「押し戻す</text:span><text:span text:style-name="T4">.</text:span></text:p>
            </text:list-item>
            <text:list-item>
              <text:p text:style-name="P106">크로는 위험을 느낀지 돌출의 옆에 이동한다. </text:p>
            </text:list-item>
            <text:list-item>
              <text:p text:style-name="P65"><text:span text:style-name="T4">이 일련의 상호 작용을 두 번 정도 반복했을까. / 방침을 바꾸고</text:span><text:span text:style-name="T6">「変えて</text:span><text:span text:style-name="T4">, 미케를 지상에 내린다. / 그리고, 마사지를 시작한다.</text:span></text:p>
            </text:list-item>
            <text:list-item>
              <text:p text:style-name="P106">잠시 후 위를 보면, 크로가 다시 원래 자리에 돌아오고, 음식의 나머지를 먹기 시작하고 있다.</text:p>
            </text:list-item>
            <text:list-item>
              <text:p text:style-name="P65"><text:span text:style-name="T4">더우기 시간이 거치면</text:span><text:span text:style-name="T6">「経ると</text:span><text:span text:style-name="T4">, 크로는 보도쪽에 이동해, 앉아서, 입 주변의 청소</text:span><text:span text:style-name="T6">「清掃</text:span><text:span text:style-name="T4">를 시작한다.</text:span><text:span text:style-name="T6"> / 이 시점에 미케의 마사지를 종료해, 옹벽에 올린다.</text:span>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5_165054</text:p>
      <text:p text:style-name="P8"/>
      <text:list xml:id="list2737532616334200560" text:style-name="L44">
        <text:list-item>
          <text:p text:style-name="P6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7">다시, 미케는 옹벽 위에서, 크로는 처음부터 지상에 있었다.</text:p>
            </text:list-item>
            <text:list-item>
              <text:p text:style-name="P107">전날과 같이, 미케에게 먼저 페이스트를 주고, 크로에는 마사지. 이 번은 크로는 이전처럼 땅에서 데굴 데굴을 한다.</text:p>
            </text:list-item>
            <text:list-item>
              <text:p text:style-name="P107">그리고, 크로를 옹벽에 올리고, 미케에게 추가의 고체미끼를 주고, 크로에게 페이스트의 나머지를 준다.</text:p>
            </text:list-item>
            <text:list-item>
              <text:p text:style-name="P107">다시 미케가 크로의 곳에 가서 크로가 먹고 있는 미끼를 먹으려고 한다.</text:p>
            </text:list-item>
            <text:list-item>
              <text:p text:style-name="P66"><text:soft-page-break/><text:span text:style-name="T4">미케에게 "안돼!" 라고 호소한다. / 미케는 힐끗</text:span><text:span text:style-name="T6">「ちらっと</text:span><text:span text:style-name="T4"> 이쪽으로 보고, 그리고, 크로의 근처에 허리 앉아 하여, 입 주위를 핥아</text:span><text:span text:style-name="T6">「舐め</text:span><text:span text:style-name="T4"> 시작한다.</text:span></text:p>
            </text:list-item>
          </text:list>
        </text:list-item>
      </text:list>
      <text:p text:style-name="P7"/>
      <text:p text:style-name="P5">[/ XXX] 20200725_17042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6_142826</text:p>
      <text:p text:style-name="P8"/>
      <text:list xml:id="list1704786038943294631" text:style-name="L45">
        <text:list-item>
          <text:p text:style-name="P6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7"><text:span text:style-name="T4">두 마리 모두 처음부터. / 미케에 먼저. 그리고 크로에.</text:span></text:p>
            </text:list-item>
            <text:list-item>
              <text:p text:style-name="P67"><text:span text:style-name="T4">구충제</text:span><text:span text:style-name="T6">「駆虫剤</text:span><text:span text:style-name="T4"> 스프레이를 자신에게 뿌린다</text:span><text:span text:style-name="T6">「振りかける</text:span><text:span text:style-name="T4">. / 그 후 눈을 높이면, 미케가 크로의 곳에 가서, 크로의 분을 먹고 있다.</text:span></text:p>
            </text:list-item>
            <text:list-item>
              <text:p text:style-name="P67"><text:span text:style-name="T4">그래서, 스프레이 캔을 사용해 미케를 거기에서 이동시킨다.</text:span></text:p>
            </text:list-item>
            <text:list-item>
              <text:p text:style-name="P67"><text:span text:style-name="T4">하지만, 곧, 다시 크로의 곳에 간다. / 크로는, 한편, 이미 먹고 있었던 것에서 이동해, 뒤에서 몸단장</text:span><text:span text:style-name="T6">「身繕い</text:span><text:span text:style-name="T4">을 이미 시작하고 있다.</text:span></text:p>
            </text:list-item>
            <text:list-item>
              <text:p text:style-name="P67"><text:span text:style-name="T4">&gt; 왜 구충제를 사용해요? \\ 모기</text:span><text:span text:style-name="T6">「蚊</text:span><text:span text:style-name="T4">가 올 거예요. / 사용하지 않으면, 반드시 두세 개는 모기에 물린다. / 게다가</text:span><text:span text:style-name="T6">「それに</text:span><text:span text:style-name="T4">, "분" 이라는 소리가, 휘감지</text:span><text:span text:style-name="T6">「まとわり</text:span><text:span text:style-name="T4">붙어</text:span><text:span text:style-name="T6">「付いて</text:span><text:span text:style-name="T4">, 너무 불쾌</text:span><text:span text:style-name="T6">「不快</text:span><text:span text:style-name="T4">하다.</text:span></text:p>
            </text:list-item>
          </text:list>
        </text:list-item>
      </text:list>
      <text:p text:style-name="P7"/>
      <text:p text:style-name="P5">[/ XXX] 20200726_145402</text:p>
      <text:p text:style-name="P2"/>
      <text:p text:style-name="P12">@@@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447688245609924888" text:style-name="L48">
        <text:list-item>
          <text:p text:style-name="P6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68"><text:soft-page-break/>신체 / 정신</text:p>
        </text:list-item>
        <text:list-item>
          <text:p text:style-name="P68">새로운 지식 / 행동</text:p>
        </text:list-item>
        <text:list-item>
          <text:p text:style-name="P68">음악</text:p>
        </text:list-item>
        <text:list-item>
          <text:p text:style-name="P68">기타</text:p>
        </text:list-item>
        <text:list-item>
          <text:p text:style-name="P68">자유작문</text:p>
        </text:list-item>
      </text:list>
      <text:p text:style-name="P7"/>
      <text:p text:style-name="P5">[/ XXX] 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34777522" text:continue-list="list7898229559014857161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 / 정신</text:p>
        </text:list-item>
        <text:list-item>
          <text:p text:style-name="P44">새로운 지식 / 행동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6650445377651966270" text:style-name="L46">
        <text:list-item>
          <text:p text:style-name="P112"><text:soft-page-break/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7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ext:soft-page-break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7831207940625608792" text:style-name="L47">
              <text:list-item>
                <text:p text:style-name="P21">“<text:span text:style-name="T7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###</text:p>
          </table:table-cell>
        </table:table-row>
        <table:table-row>
          <table:table-cell table:style-name="表3.A2" office:value-type="string">
            <text:p text:style-name="P15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26T14:56:37.15</dc:date>
    <dc:creator>iwabuchi ken</dc:creator>
    <meta:editing-duration>P3DT9M50S</meta:editing-duration>
    <meta:editing-cycles>310</meta:editing-cycles>
    <meta:generator>OpenOffice/4.1.3$Win32 OpenOffice.org_project/413m1$Build-9783</meta:generator>
    <meta:document-statistic meta:table-count="7" meta:image-count="0" meta:object-count="0" meta:page-count="37" meta:paragraph-count="749" meta:word-count="15650" meta:character-count="24140"/>
  </office:meta>
</office:document-meta>
</file>